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0fe2" officeooo:paragraph-rsid="00130fe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bold" officeooo:rsid="0024cc19" officeooo:paragraph-rsid="0024cc19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2a75f3" officeooo:paragraph-rsid="002a75f3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0f58" officeooo:paragraph-rsid="00100f5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295cc6" officeooo:paragraph-rsid="00295cc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318ae"/>
    </style:style>
    <style:style style:name="P7" style:family="paragraph" style:parent-style-name="Standard">
      <style:paragraph-properties fo:text-align="start" style:justify-single-word="false"/>
      <style:text-properties fo:font-weight="bold" officeooo:rsid="001318ae" officeooo:paragraph-rsid="001318a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2f60" officeooo:paragraph-rsid="00152f6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172b71" officeooo:paragraph-rsid="00172b71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1f48f8" officeooo:paragraph-rsid="001f48f8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988b4" officeooo:paragraph-rsid="001988b4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4cc19" officeooo:paragraph-rsid="0024cc1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52f60" officeooo:paragraph-rsid="00152f6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72b71" officeooo:paragraph-rsid="00172b7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988b4" officeooo:paragraph-rsid="001988b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1baca6" officeooo:paragraph-rsid="001baca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2b6f84" officeooo:paragraph-rsid="002b6f84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1318ae" officeooo:paragraph-rsid="001318ae" style:font-weight-asian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8160e" officeooo:paragraph-rsid="0028160e" style:font-style-asian="normal" style:font-weight-asian="normal" style:font-style-complex="normal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95cc6" officeooo:paragraph-rsid="00295cc6" style:font-style-asian="normal" style:font-weight-asian="normal" style:font-style-complex="normal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b20b5" officeooo:paragraph-rsid="002b20b5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318ae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1988b4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normal" officeooo:rsid="00152f60" officeooo:paragraph-rsid="00152f60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normal" officeooo:rsid="001d9c4a" officeooo:paragraph-rsid="001d9c4a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weight="normal" officeooo:rsid="0015637d" officeooo:paragraph-rsid="0015637d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tyle="italic" fo:font-weight="normal" officeooo:rsid="0015637d" officeooo:paragraph-rsid="0015637d" style:font-style-asian="italic" style:font-weight-asian="normal" style:font-style-complex="italic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tyle="italic" fo:font-weight="normal" officeooo:rsid="00172b71" officeooo:paragraph-rsid="00172b71" style:font-style-asian="italic" style:font-weight-asian="normal" style:font-style-complex="italic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style="italic" fo:font-weight="normal" officeooo:rsid="001988b4" officeooo:paragraph-rsid="001988b4" style:font-style-asian="italic" style:font-weight-asian="normal" style:font-style-complex="italic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tyle="italic" fo:font-weight="normal" officeooo:rsid="001baca6" officeooo:paragraph-rsid="001baca6" style:font-style-asian="italic" style:font-weight-asian="normal" style:font-style-complex="italic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tyle="italic" fo:font-weight="normal" officeooo:rsid="002e443c" officeooo:paragraph-rsid="002e443c" style:font-style-asian="italic" style:font-weight-asian="normal" style:font-style-complex="italic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style="italic" fo:font-weight="normal" officeooo:rsid="002e443c" officeooo:paragraph-rsid="002e443c" style:font-style-asian="italic" style:font-weight-asian="normal" style:font-style-complex="italic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tyle="italic" fo:font-weight="normal" officeooo:rsid="002ffe24" officeooo:paragraph-rsid="002ffe24" style:font-style-asian="italic" style:font-weight-asian="normal" style:font-style-complex="italic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font-style="italic" fo:font-weight="normal" officeooo:rsid="0024cc19" officeooo:paragraph-rsid="0024cc19" style:font-style-asian="italic" style:font-weight-asian="normal" style:font-style-complex="italic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tyle="italic" fo:font-weight="normal" officeooo:rsid="002cf9e7" officeooo:paragraph-rsid="002cf9e7" style:font-style-asian="italic" style:font-weight-asian="normal" style:font-style-complex="italic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style="italic" officeooo:rsid="001988b4" officeooo:paragraph-rsid="001988b4" style:font-style-asian="italic" style:font-style-complex="italic"/>
    </style:style>
    <style:style style:name="P37" style:family="paragraph" style:parent-style-name="Standard" style:list-style-name="L3">
      <style:paragraph-properties fo:text-align="start" style:justify-single-word="false"/>
      <style:text-properties fo:font-style="normal" fo:font-weight="normal" officeooo:rsid="0015637d" officeooo:paragraph-rsid="0015637d" style:font-style-asian="normal" style:font-weight-asian="normal" style:font-style-complex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tyle="normal" fo:font-weight="normal" officeooo:rsid="001988b4" officeooo:paragraph-rsid="001988b4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tyle="normal" fo:font-weight="normal" officeooo:rsid="0030b3a1" officeooo:paragraph-rsid="0030b3a1" style:font-style-asian="normal" style:font-weight-asian="normal" style:font-style-complex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font-style="normal" fo:font-weight="normal" officeooo:rsid="002189c5" officeooo:paragraph-rsid="002189c5" style:font-style-asian="normal" style:font-weight-asian="normal" style:font-style-complex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font-style="normal" fo:font-weight="normal" officeooo:rsid="00225c01" officeooo:paragraph-rsid="00225c01" style:font-style-asian="normal" style:font-weight-asian="normal" style:font-style-complex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font-style="normal" fo:font-weight="normal" officeooo:rsid="00231825" officeooo:paragraph-rsid="00231825" style:font-style-asian="normal" style:font-weight-asian="normal" style:font-style-complex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tyle="normal" fo:font-weight="normal" officeooo:rsid="0024cc19" officeooo:paragraph-rsid="0024cc19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6pt" fo:font-weight="bold" officeooo:rsid="00100f58" officeooo:paragraph-rsid="00100f58" style:font-weight-asian="bold" style:font-weight-complex="bold"/>
    </style:style>
    <style:style style:name="T1" style:family="text">
      <style:text-properties officeooo:rsid="001318ae"/>
    </style:style>
    <style:style style:name="T2" style:family="text">
      <style:text-properties fo:font-size="12pt" fo:font-weight="normal" officeooo:rsid="001318ae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aca6" style:font-style-asian="italic" style:font-style-complex="italic"/>
    </style:style>
    <style:style style:name="T5" style:family="text">
      <style:text-properties fo:font-style="italic" officeooo:rsid="00225c01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9c4a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988b4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988b4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89c5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25c01"/>
    </style:style>
    <style:style style:name="T17" style:family="text">
      <style:text-properties officeooo:rsid="00295c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Ruby Enumerable Methods</text:p>
      <text:p text:style-name="P4"/>
      <text:p text:style-name="P1">Enumerables</text:p>
      <text:list xml:id="list2590022311" text:style-name="L1">
        <text:list-item>
          <text:p text:style-name="P18">Enumerables are a set of built-in methods in Ruby that has some iteration patterns such as transforming, searching for, and selecting subsets of elements in an array or hash.</text:p>
        </text:list-item>
        <text:list-item>
          <text:p text:style-name="P22"><text:span text:style-name="T2">Ruby docs of Enumerable module: </text:span><text:a xlink:type="simple" xlink:href="https://ruby-doc.org/core-2.6.1/Enumerable.html" text:style-name="Internet_20_link" text:visited-style-name="Visited_20_Internet_20_Link"><text:span text:style-name="T1">Enumerable Module</text:span></text:a></text:p>
        </text:list-item>
      </text:list>
      <text:p text:style-name="P6"/>
      <text:p text:style-name="P7"><text:tab/>The <text:span text:style-name="T3">#select</text:span><text:span text:style-name="T7"> Method</text:span></text:p>
      <text:list xml:id="list1589868894" text:style-name="L2">
        <text:list-item>
          <text:p text:style-name="P24"><text:span text:style-name="T7">The </text:span><text:span text:style-name="T3">#select</text:span><text:span text:style-name="T4"> (#filter)</text:span><text:span text:style-name="T7"> enumerable method </text:span><text:span text:style-name="T8">passes every item in an array to a block and returns a new array with results that passed the conditions set in the block. </text:span></text:p>
        </text:list-item>
        <text:list-item>
          <text:p text:style-name="P25"><text:span text:style-name="T8">T</text:span><text:span text:style-name="T7">he </text:span><text:span text:style-name="T3">#select </text:span><text:span text:style-name="T7">method can also be used with hashes, but will have to set up block variables for both the </text:span><text:span text:style-name="T9">key</text:span><text:span text:style-name="T6"> </text:span><text:span text:style-name="T3">and </text:span><text:span text:style-name="T6">value</text:span><text:span text:style-name="T3">.</text:span></text:p>
        </text:list-item>
      </text:list>
      <text:p text:style-name="P13"/>
      <text:p text:style-name="P8"><text:span text:style-name="T7"><text:tab/></text:span><text:span text:style-name="T9">The </text:span><text:span text:style-name="T6">#each</text:span><text:span text:style-name="T9"> Method</text:span></text:p>
      <text:list xml:id="list395458756" text:style-name="L3">
        <text:list-item>
          <text:p text:style-name="P26"><text:span text:style-name="T7">The </text:span><text:span text:style-name="T3">#each</text:span><text:span text:style-name="T7"> method will iterate through an array and pass each element into the code block as an argument.</text:span></text:p>
          <text:list>
            <text:list-item>
              <text:p text:style-name="P27">#each<text:span text:style-name="T7"> also works for hashes and each iteration will pass both the key and value individually or together as an array to the block. <text:s/>|key, value| or |pair|</text:span></text:p>
              <text:p text:style-name="P37"/>
            </text:list-item>
            <text:list-item>
              <text:p text:style-name="P37">| variable | is the block variable. The variable can be named anything, but keep it descriptive. Once the block is ran with the passed element, it will move on to the next element.</text:p>
            </text:list-item>
          </text:list>
        </text:list-item>
        <text:list-item>
          <text:p text:style-name="P37">For multi-line blocks, the best practice is to use do...end to wrap the multiple lines of code. </text:p>
        </text:list-item>
        <text:list-item>
          <text:p text:style-name="P28">#each<text:span text:style-name="T7"> returns the original array or hash regardless of what happens inside the code block.</text:span></text:p>
        </text:list-item>
      </text:list>
      <text:p text:style-name="P14"/>
      <text:p text:style-name="P9"><text:span text:style-name="T7"><text:tab/></text:span><text:span text:style-name="T9">The </text:span><text:span text:style-name="T13">#each_with_index </text:span><text:span text:style-name="T9">Method</text:span></text:p>
      <text:list xml:id="list682812082" text:style-name="L4">
        <text:list-item>
          <text:p text:style-name="P29"><text:span text:style-name="T7">This method is similar to </text:span>#each<text:span text:style-name="T7">, but passes </text:span><text:span text:style-name="T9">two block variables</text:span><text:span text:style-name="T7"> instead of one as it iterates through an array. </text:span></text:p>
          <text:list>
            <text:list-item>
              <text:p text:style-name="P29"><text:span text:style-name="T7">The first variable is the </text:span><text:span text:style-name="T9">element</text:span><text:span text:style-name="T7">.</text:span></text:p>
            </text:list-item>
            <text:list-item>
              <text:p text:style-name="P23"><text:span text:style-name="T12">The second variable is the </text:span><text:span text:style-name="T10">index of that element</text:span><text:span text:style-name="T12">.</text:span></text:p>
            </text:list-item>
          </text:list>
        </text:list-item>
        <text:list-item>
          <text:p text:style-name="P38">This allows to manipulate elements based on their index.</text:p>
        </text:list-item>
        <text:list-item>
          <text:p text:style-name="P36"><text:span text:style-name="T15">#each_with_index</text:span><text:span text:style-name="T11"> returns the original array it's called on.</text:span></text:p>
        </text:list-item>
      </text:list>
      <text:p text:style-name="P15"/>
      <text:p text:style-name="P11"><text:span text:style-name="T11"><text:tab/></text:span><text:span text:style-name="T9">The </text:span><text:span text:style-name="T13">#map</text:span><text:span text:style-name="T9"> Method</text:span></text:p>
      <text:list xml:id="list2917370968" text:style-name="L5">
        <text:list-item>
          <text:p text:style-name="P30"><text:span text:style-name="T7">The </text:span>#map<text:span text:style-name="T7"> method (or #collect) transforms each element from an array according to the block passed and returns the transformed elements in a new array. </text:span></text:p>
        </text:list-item>
        <text:list-item>
          <text:p text:style-name="P30"><text:span text:style-name="T7">Whenever you want to return a new array with the results from running your block, </text:span>#map<text:span text:style-name="T7"> is used.</text:span></text:p>
        </text:list-item>
        <text:list-item>
          <text:p text:style-name="P31">#map<text:span text:style-name="T7"> can be used with </text:span>#with_index<text:span text:style-name="T7"> method which adds an index to </text:span>#map<text:span text:style-name="T7">.</text:span></text:p>
          <text:list>
            <text:list-item>
              <text:p text:style-name="P33"><text:span text:style-name="T7">Passing a parameter to </text:span>with_index<text:span text:style-name="T7"> to start from a different index (default = 0).</text:span></text:p>
            </text:list-item>
          </text:list>
        </text:list-item>
        <text:list-item>
          <text:p text:style-name="P39">There is a shorthand for map &amp; other enumerable methods where you're calling a method that doesn't need any arguments.</text:p>
          <text:list>
            <text:list-item>
              <text:p text:style-name="P39">map(&amp;#method)</text:p>
            </text:list-item>
          </text:list>
        </text:list-item>
      </text:list>
      <text:p text:style-name="P16"/>
      <text:p text:style-name="P10"><text:span text:style-name="T7"><text:tab/></text:span><text:span text:style-name="T9">The </text:span><text:span text:style-name="T14">#</text:span><text:span text:style-name="T13">reduce</text:span><text:span text:style-name="T9"> Method</text:span></text:p>
      <text:list xml:id="list177748161" text:style-name="L6">
        <text:list-item>
          <text:p text:style-name="P40"><text:soft-page-break/>The <text:span text:style-name="T3">#reduce</text:span> (or <text:span text:style-name="T3">#inject</text:span>) method reduces an array or hash down to a single object. <text:span text:style-name="T3">#reduce</text:span> should be used when you want an <text:span text:style-name="T13">output of a single value</text:span>.</text:p>
        </text:list-item>
        <text:list-item>
          <text:p text:style-name="P40">The syntax for the <text:span text:style-name="T5">#reduce</text:span><text:span text:style-name="T16"> method is:</text:span></text:p>
          <text:list>
            <text:list-item>
              <text:p text:style-name="P41">ex. <text:span text:style-name="T3">array_or_hash.reduce {|sum, number| sum + number}</text:span></text:p>
              <text:list>
                <text:list-item>
                  <text:p text:style-name="P42">The first block variable is the <text:span text:style-name="T13">accumulator</text:span>. The result of reach iteration is stored in the accumulator and then passed to the next iteration. The accumulator is returned at the end of the <text:span text:style-name="T13">method</text:span>.</text:p>
                  <text:list>
                    <text:list-item>
                      <text:p text:style-name="P42">By default, the initial value of the accumulator is the first element in the collection.</text:p>
                    </text:list-item>
                    <text:list-item>
                      <text:p text:style-name="P42">To set a different initial value for the accumulator, a value can be passed directly to the <text:span text:style-name="T3">#reduce</text:span> method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#reduce<text:span text:style-name="T7"> can be used to tally up similar strings in an array by passing a hash into </text:span>#reduce.</text:p>
          <text:list>
            <text:list-item>
              <text:p text:style-name="P34"><text:span text:style-name="T7">ex. </text:span>list = ["a", "a", "b", "c", "c"]</text:p>
              <text:list>
                <text:list-header>
                  <text:p text:style-name="P34"><text:s text:c="2"/>list.reduce(Hash.new(0)) do |result, character|</text:p>
                  <text:p text:style-name="P34"><text:s text:c="4"/>result[character] += 1</text:p>
                  <text:p text:style-name="P34"><text:s text:c="4"/>result</text:p>
                  <text:p text:style-name="P34"><text:s text:c="2"/>end</text:p>
                </text:list-header>
              </text:list>
            </text:list-item>
            <text:list-item>
              <text:p text:style-name="P43">The initial value for the accumulator is <text:span text:style-name="T3">Hash.new</text:span> which has the argument <text:span text:style-name="T3">0</text:span> which becomes the default value when accessing keys taht do not exist in the hash. </text:p>
            </text:list-item>
            <text:list-item>
              <text:p text:style-name="P43">The returned value for this <text:span text:style-name="T3">#reduce</text:span> method is a hash that contains several key-value pairs.</text:p>
            </text:list-item>
          </text:list>
        </text:list-item>
      </text:list>
      <text:p text:style-name="P12"/>
      <text:p text:style-name="P17"><text:tab/><text:span text:style-name="T13">Other Useful Enumerable Methods</text:span></text:p>
      <text:list xml:id="list242258873" text:style-name="L7">
        <text:list-item>
          <text:p text:style-name="P35">#any? <text:s/>: <text:span text:style-name="T7">returns true/false depending if </text:span><text:span text:style-name="T9">any</text:span><text:span text:style-name="T7"> elements in the object passes the test in the block.</text:span></text:p>
        </text:list-item>
        <text:list-item>
          <text:p text:style-name="P35">#all? : <text:span text:style-name="T7">returns true/false depending if </text:span><text:span text:style-name="T9">all</text:span><text:span text:style-name="T7"> elements in the object passes the test in the block.</text:span></text:p>
        </text:list-item>
        <text:list-item>
          <text:p text:style-name="P35">#none? : <text:span text:style-name="T7">returns true only if </text:span><text:span text:style-name="T9">none</text:span><text:span text:style-name="T7"> of the elements in the object return true when the block is ran.</text:span></text:p>
        </text:list-item>
        <text:list-item>
          <text:p text:style-name="P35">#find : <text:span text:style-name="T7">returns the </text:span><text:span text:style-name="T9">first item</text:span><text:span text:style-name="T7"> in your object for which the block returns true.</text:span></text:p>
        </text:list-item>
        <text:list-item>
          <text:p text:style-name="P32">#group_by : <text:span text:style-name="T7">run your block and returns a hash that groups all different types of returns from that block. </text:span></text:p>
        </text:list-item>
        <text:list-item>
          <text:p text:style-name="P32">#grep : <text:span text:style-name="T7">returns an array with those items that match the specified criteria (</text:span>RegEx)</text:p>
        </text:list-item>
      </text:list>
      <text:p text:style-name="P12"/>
      <text:p text:style-name="P2">Bang Methods</text:p>
      <text:list xml:id="list3212704890" text:style-name="L8">
        <text:list-item>
          <text:p text:style-name="P19">Enumerables like <text:span text:style-name="T3">#map</text:span> and <text:span text:style-name="T3">#select</text:span> returns new arrays while keeping the called array unmodified.</text:p>
        </text:list-item>
        <text:list-item>
          <text:p text:style-name="P19">To mutate the array that was called, bang methods such as <text:span text:style-name="T6">#map! </text:span><text:span text:style-name="T17">will permanently alter the called array. </text:span></text:p>
        </text:list-item>
        <text:list-item>
          <text:p text:style-name="P20">All bang methods are <text:span text:style-name="T13">destructive</text:span> and modify the object they are called on.</text:p>
        </text:list-item>
        <text:list-item>
          <text:p text:style-name="P20">Best practice is to avoid using these methods as they irreversibly alter data. </text:p>
        </text:list-item>
      </text:list>
      <text:p text:style-name="P5"/>
      <text:p text:style-name="P3">Return Values of Enumerables</text:p>
      <text:list xml:id="list3038316735" text:style-name="L9">
        <text:list-item>
          <text:p text:style-name="P21">If the result of an enumerable method is needed, assign the return value of the enumerable method to a local method.</text:p>
        </text:list-item>
        <text:list-item>
          <text:p text:style-name="P21">Wrapping the enumerable method in a method definition which will return the modified resul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7" meta:word-count="803" meta:character-count="4430" meta:non-whitespace-character-count="3701"/>
  </office:meta>
</office:document-meta>
</file>